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465a4" draw:opacity="100%" draw:textarea-horizontal-align="justify" draw:textarea-vertical-align="middle" draw:auto-grow-height="false" draw:shadow-opacity="100%"/>
    </style:style>
    <style:style style:name="gr2" style:family="graphic" style:parent-style-name="standard">
      <style:graphic-properties draw:fill-color="#ffffff" draw:opacity="0%" draw:textarea-horizontal-align="justify" draw:textarea-vertical-align="middle" draw:auto-grow-height="false" draw:shadow-opacity="0%"/>
    </style:style>
    <style:style style:name="gr3" style:family="graphic" style:parent-style-name="standard">
      <style:graphic-properties svg:stroke-color="#c5000b" draw:fill-color="#c5000b" draw:opacity="50%" draw:textarea-horizontal-align="justify" draw:textarea-vertical-align="middle" draw:auto-grow-height="false" draw:shadow-opacity="50%"/>
    </style:style>
    <style:style style:name="gr4" style:family="graphic" style:parent-style-name="objectwithoutfill">
      <style:graphic-properties svg:stroke-width="0.152cm" draw:marker-start-width="0.659cm" draw:marker-end-width="0.659cm" draw:fill="none" draw:textarea-vertical-align="middle" fo:padding-top="0.201cm" fo:padding-bottom="0.201cm" fo:padding-left="0.326cm" fo:padding-right="0.326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723cm" svg:height="6.43cm" svg:x="4.153cm" svg:y="4.9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1cm" svg:height="3.161cm" svg:x="4.615cm" svg:y="8.18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692cm" svg:height="8.33cm" svg:x="5.153cm" svg:y="3.0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98cm" svg:height="9.899cm" svg:x="13.015cm" svg:y="1.4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67cm" svg:height="7.53cm" svg:x="15.115cm" svg:y="3.8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67cm" svg:height="5.161cm" svg:x="17.215cm" svg:y="6.18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67cm" svg:height="6.361cm" svg:x="19.215cm" svg:y="4.98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97cm" svg:height="3.161cm" svg:x="20.715cm" svg:y="8.18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658cm" svg:height="1.938cm" svg:x="21.315cm" svg:y="9.3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161cm" svg:height="3.9cm" svg:x="9.015cm" svg:y="7.4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.362cm" svg:height="2.406cm" svg:x="10.415cm" svg:y="12.166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.615cm" svg:y1="11.383cm" svg:x2="26.612cm" svg:y2="11.38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15.92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5T14:05:32.707833406</meta:creation-date>
    <dc:date>2016-04-27T23:05:33.725829554</dc:date>
    <dc:creator>elucterio </dc:creator>
    <meta:editing-duration>P2DT1H51M41S</meta:editing-duration>
    <meta:editing-cycles>8</meta:editing-cycles>
    <meta:generator>LibreOffice/4.2.8.2$Linux_X86_64 LibreOffice_project/420m0$Build-2</meta:generator>
    <meta:document-statistic meta:object-count="12"/>
  </office:meta>
</office:document-meta>
</file>